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Kredit" svg:font-family="Kred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Kredit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/>
    </style:style>
    <style:style style:name="P3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Verdana"/>
    </style:style>
    <style:style style:name="P4" style:family="paragraph" style:parent-style-name="Standard">
      <style:paragraph-properties fo:text-align="start" style:justify-single-word="false" fo:background-color="#e6e6e6" fo:padding="0.049cm" fo:border="0.002cm solid #000000" style:shadow="none">
        <style:background-image/>
      </style:paragraph-properties>
      <style:text-properties style:font-name="Verdana"/>
    </style:style>
    <style:style style:name="P5" style:family="paragraph" style:parent-style-name="Standard">
      <style:paragraph-properties fo:padding="0.049cm" fo:border="0.002cm solid #000000" style:shadow="none"/>
      <style:text-properties style:font-name="Verdana"/>
    </style:style>
    <style:style style:name="P6" style:family="paragraph" style:parent-style-name="Standard">
      <style:paragraph-properties fo:text-align="start" style:justify-single-word="false" fo:padding="0.049cm" fo:border="0.002cm solid #000000" style:shadow="none"/>
      <style:text-properties style:font-name="Verdana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User ID:<text:tab/><text:tab/><text:tab/>__________</text:p>
      <text:p text:style-name="P4">Username:<text:tab/><text:tab/><text:tab/>__________</text:p>
      <text:p text:style-name="P4">Status:<text:tab/><text:tab/><text:tab/><text:span text:style-name="T1"></text:span>Active<text:tab/><text:tab/><text:span text:style-name="T1"></text:span>Suspended</text:p>
      <text:p text:style-name="P4"/>
      <text:p text:style-name="P2"/>
      <text:p text:style-name="P6"/>
      <text:p text:style-name="P6">*Group:<text:tab/><text:tab/><text:tab/><text:span text:style-name="T1"></text:span>Administrator<text:tab/><text:span text:style-name="T1"></text:span>Encoder<text:tab/><text:tab/><text:span text:style-name="T1"></text:span>Investigator</text:p>
      <text:p text:style-name="P5">*First Name:<text:tab/><text:tab/>____________________________</text:p>
      <text:p text:style-name="P5">*Middle Name:<text:tab/><text:tab/>____________________________</text:p>
      <text:p text:style-name="P5">*Last Name:<text:tab/><text:tab/>____________________________</text:p>
      <text:p text:style-name="P5">*Birth Date:<text:tab/><text:tab/>________________ ____, ______</text:p>
      <text:p text:style-name="P5">*Designation:<text:tab/><text:tab/>____________________________</text:p>
      <text:p text:style-name="P5">*Agency:<text:tab/><text:tab/><text:tab/>____________________________</text:p>
      <text:p text:style-name="P5">*E-mail Address:<text:tab/><text:tab/>____________________________</text:p>
      <text:p text:style-name="P6">*Contact Number:<text:tab/>____________________________</text:p>
      <text:p text:style-name="P6"/>
      <text:p text:style-name="P2"/>
      <text:p text:style-name="P4"/>
      <text:p text:style-name="P4"/>
      <text:p text:style-name="P3">Encoded by:<text:tab/><text:tab/>____________________________</text:p>
      <text:p text:style-name="P3"><text:tab/><text:tab/><text:tab/><text:tab/> <text:s text:c="2"/>(Signature over Printed Name)</text:p>
      <text:p text:style-name="P3">Designation:<text:tab/><text:tab/>____________________________</text:p>
      <text:p text:style-name="P3">Date Encoded:<text:tab/><text:tab/>________________ ____, ______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Kredit" svg:font-family="Kred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Kredit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penmpis User application for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16T19:30:25.09</meta:creation-date>
    <dc:date>2009-02-17T16:42:23.46</dc:date>
    <dc:creator>Rey Vincent Babilonia</dc:creator>
    <meta:editing-duration>PT02H49M14S</meta:editing-duration>
    <meta:editing-cycles>33</meta:editing-cycles>
    <meta:generator>OpenOffice.org/3.0$Win32 OpenOffice.org_project/300m15$Build-9379</meta:generator>
    <meta:document-statistic meta:table-count="0" meta:image-count="0" meta:object-count="0" meta:page-count="1" meta:paragraph-count="17" meta:word-count="59" meta:character-count="655"/>
    <meta:user-defined meta:name="Info 1"/>
    <meta:user-defined meta:name="Info 2"/>
    <meta:user-defined meta:name="Info 3"/>
    <meta:user-defined meta:name="Info 4"/>
  </office:meta>
</office:document-meta>
</file>